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A0000023270C4A2591CDD34FC.png" manifest:media-type="image/png"/>
  <manifest:file-entry manifest:full-path="Pictures/10000201000001CA00000268E764B5D2B02E2BB3.png" manifest:media-type="image/png"/>
  <manifest:file-entry manifest:full-path="Pictures/10000201000001B00000024E20B93D19292040BA.png" manifest:media-type="image/png"/>
  <manifest:file-entry manifest:full-path="Pictures/1000020100000302000003224AA0CB562DB39426.png" manifest:media-type="image/png"/>
  <manifest:file-entry manifest:full-path="Pictures/10000201000003300000044685CF88D0AE87FF5B.png" manifest:media-type="image/png"/>
  <manifest:file-entry manifest:full-path="Pictures/10000201000002360000030CCD39465D0C52A26D.png" manifest:media-type="image/png"/>
  <manifest:file-entry manifest:full-path="Pictures/10000201000002540000032A0BC328E86BEA7ADC.png" manifest:media-type="image/png"/>
  <manifest:file-entry manifest:full-path="Pictures/1000020100000324000004501B6A79501FCAFD69.png" manifest:media-type="image/png"/>
  <manifest:file-entry manifest:full-path="Pictures/10000201000002440000032C63440E5D64B4FE63.png" manifest:media-type="image/png"/>
  <manifest:file-entry manifest:full-path="Pictures/1000020100000250000003182B90F8774C8EFF40.png" manifest:media-type="image/png"/>
  <manifest:file-entry manifest:full-path="Pictures/10000201000002340000031C4D969F3BADDE135B.png" manifest:media-type="image/png"/>
  <manifest:file-entry manifest:full-path="Pictures/10000201000002460000031ACCB8C9903E07F5ED.png" manifest:media-type="image/png"/>
  <manifest:file-entry manifest:full-path="Pictures/100002010000033E0000046077ADB09F1DAD7D43.png" manifest:media-type="image/png"/>
  <manifest:file-entry manifest:full-path="Pictures/100002010000026400000320E4158B5A9C365B52.png" manifest:media-type="image/png"/>
  <manifest:file-entry manifest:full-path="Pictures/10000201000002500000031EBDBFB2C45963D065.png" manifest:media-type="image/png"/>
  <manifest:file-entry manifest:full-path="Pictures/100002010000024C0000032C21B4823E930F24E6.png" manifest:media-type="image/png"/>
  <manifest:file-entry manifest:full-path="Pictures/100002010000025200000324D131CD628C97A926.png" manifest:media-type="image/png"/>
  <manifest:file-entry manifest:full-path="Pictures/100002010000023A000003264BE7371C474AFD79.png" manifest:media-type="image/png"/>
  <manifest:file-entry manifest:full-path="Pictures/100002010000024200000322B5B78791105B9127.png" manifest:media-type="image/png"/>
  <manifest:file-entry manifest:full-path="Pictures/100002010000024200000322FE688D4591C2B6CB.png" manifest:media-type="image/png"/>
  <manifest:file-entry manifest:full-path="Pictures/100002010000024C0000030E6AFDD7B6E928BE3F.png" manifest:media-type="image/png"/>
  <manifest:file-entry manifest:full-path="Pictures/10000201000002500000035E1FE64BB016E771DE.png" manifest:media-type="image/png"/>
  <manifest:file-entry manifest:full-path="Pictures/100002010000024A00000326A6F75E409A6851E2.png" manifest:media-type="image/png"/>
  <manifest:file-entry manifest:full-path="Pictures/100002010000025400000342DB0BB3A8E20BE886.png" manifest:media-type="image/png"/>
  <manifest:file-entry manifest:full-path="Pictures/10000201000002F70000042F3522114A3448CCEC.png" manifest:media-type="image/png"/>
  <manifest:file-entry manifest:full-path="Pictures/1000020100000242000003507624984A2F6BACDB.png" manifest:media-type="image/png"/>
  <manifest:file-entry manifest:full-path="Pictures/100002010000024C0000033E8FA81260564F6EAE.png" manifest:media-type="image/png"/>
  <manifest:file-entry manifest:full-path="Pictures/100002010000024C0000031E7E7A3CDFDEE8D858.png" manifest:media-type="image/png"/>
  <manifest:file-entry manifest:full-path="Pictures/100002010000029A0000031AFB08137AD00587E5.png" manifest:media-type="image/png"/>
  <manifest:file-entry manifest:full-path="Pictures/10000201000002F700000513E7AC7AAD949D1C62.png" manifest:media-type="image/png"/>
  <manifest:file-entry manifest:full-path="Pictures/10000201000002FA0000045261536E1A1FEAC034.png" manifest:media-type="image/png"/>
  <manifest:file-entry manifest:full-path="Pictures/10000201000000AE000001376C6B1549987139F7.png" manifest:media-type="image/png"/>
  <manifest:file-entry manifest:full-path="Pictures/100002010000025A000003560B5C637EC62C61A7.png" manifest:media-type="image/png"/>
  <manifest:file-entry manifest:full-path="Pictures/10000201000002300000030686E0C09CA1B6AFC2.png" manifest:media-type="image/png"/>
  <manifest:file-entry manifest:full-path="Pictures/10000201000002F7000004B204BC218D7CF4F64F.png" manifest:media-type="image/png"/>
  <manifest:file-entry manifest:full-path="Pictures/10000201000002FA000004525DD4309207CF4EC4.png" manifest:media-type="image/png"/>
  <manifest:file-entry manifest:full-path="Pictures/10000201000002720000031C98964F3E8B6BE9F2.png" manifest:media-type="image/png"/>
  <manifest:file-entry manifest:full-path="Pictures/10000201000002FA000004524B8002D32E581D70.png" manifest:media-type="image/png"/>
  <manifest:file-entry manifest:full-path="Pictures/10000201000002F70000042F7E18F403514300E3.png" manifest:media-type="image/png"/>
  <manifest:file-entry manifest:full-path="Pictures/10000201000002FB0000042F97D14C31C2F1F8AE.png" manifest:media-type="image/png"/>
  <manifest:file-entry manifest:full-path="Pictures/10000201000002F70000042FABB841E2F7C9A16B.png" manifest:media-type="image/png"/>
  <manifest:file-entry manifest:full-path="Pictures/1000020100000230000002FE5102956036B5B7E2.png" manifest:media-type="image/png"/>
  <manifest:file-entry manifest:full-path="Pictures/10000201000003B40000042F84DBAB1C835EFA10.png" manifest:media-type="image/png"/>
  <manifest:file-entry manifest:full-path="Pictures/10000201000002F70000042FCB8680C8DA65141C.png" manifest:media-type="image/png"/>
  <manifest:file-entry manifest:full-path="Pictures/10000201000002FA0000042F1892CD03FC2AE906.png" manifest:media-type="image/png"/>
  <manifest:file-entry manifest:full-path="Pictures/10000201000002F70000042F12E1BDF6F0562B08.png" manifest:media-type="image/png"/>
  <manifest:file-entry manifest:full-path="Pictures/10000201000003110000042F64905F0A1A9D8768.png" manifest:media-type="image/png"/>
  <manifest:file-entry manifest:full-path="Pictures/10000201000002F7000004FEC737E894116C513B.png" manifest:media-type="image/png"/>
  <manifest:file-entry manifest:full-path="Pictures/10000201000002F70000042F88C8AAB520D37D8A.png" manifest:media-type="image/png"/>
  <manifest:file-entry manifest:full-path="Pictures/10000201000002C4000003DE8C1544EB1D6EA143.png" manifest:media-type="image/png"/>
  <manifest:file-entry manifest:full-path="Pictures/10000201000002FE00000444977C5BF76E728043.png" manifest:media-type="image/png"/>
  <manifest:file-entry manifest:full-path="Pictures/10000201000002F70000042F9FC9EFF9F1203B94.png" manifest:media-type="image/png"/>
  <manifest:file-entry manifest:full-path="Pictures/10000201000002F70000042F990FED5FBE7596C5.png" manifest:media-type="image/png"/>
  <manifest:file-entry manifest:full-path="Pictures/10000201000002FA000004528BB29720B67FE7E8.png" manifest:media-type="image/png"/>
  <manifest:file-entry manifest:full-path="Pictures/10000201000002FA000004521C9A4F686C7156CB.png" manifest:media-type="image/png"/>
  <manifest:file-entry manifest:full-path="Pictures/10000201000002F70000042FAB67FE58FD0DD704.png" manifest:media-type="image/png"/>
  <manifest:file-entry manifest:full-path="Pictures/10000201000002F70000042FA12D04A04F999514.png" manifest:media-type="image/png"/>
  <manifest:file-entry manifest:full-path="Pictures/10000201000002F70000042FFC0D2D2FD8F0D37A.png" manifest:media-type="image/png"/>
  <manifest:file-entry manifest:full-path="Pictures/10000201000002F70000042F632517AED7EE8D2D.png" manifest:media-type="image/png"/>
  <manifest:file-entry manifest:full-path="Pictures/10000201000002F700000430328F8EA1C52EA178.png" manifest:media-type="image/png"/>
  <manifest:file-entry manifest:full-path="Pictures/100002010000025E00000318533F44CB53F8FF9F.png" manifest:media-type="image/png"/>
  <manifest:file-entry manifest:full-path="Pictures/100002010000025200000324AE24308ED292049B.png" manifest:media-type="image/png"/>
  <manifest:file-entry manifest:full-path="Pictures/10000201000002F70000042FB1CED9057EC93073.png" manifest:media-type="image/png"/>
  <manifest:file-entry manifest:full-path="Pictures/100002010000038E0000042F0C4D7130347EC926.png" manifest:media-type="image/png"/>
  <manifest:file-entry manifest:full-path="Pictures/1000020100000250000003082C14DF2D0C12E9B0.png" manifest:media-type="image/png"/>
  <manifest:file-entry manifest:full-path="Pictures/10000201000000B0000000FC7A9FCE99F377F7F6.png" manifest:media-type="image/png"/>
  <manifest:file-entry manifest:full-path="Pictures/100002010000033A0000042F64CC8BB85448D743.png" manifest:media-type="image/png"/>
  <manifest:file-entry manifest:full-path="Pictures/1000020100000248000003283E19DCCEC5F02ACB.png" manifest:media-type="image/png"/>
  <manifest:file-entry manifest:full-path="Pictures/10000201000002F70000042F35ECB07AD63C6ED2.png" manifest:media-type="image/png"/>
  <manifest:file-entry manifest:full-path="Pictures/10000201000002F70000042FCEDDCF689B9D70E4.png" manifest:media-type="image/png"/>
  <manifest:file-entry manifest:full-path="Pictures/10000201000002F70000042F00A68B75533AA451.png" manifest:media-type="image/png"/>
  <manifest:file-entry manifest:full-path="Pictures/100002010000037C0000042FA40182348987AB9E.png" manifest:media-type="image/png"/>
  <manifest:file-entry manifest:full-path="Pictures/10000201000002440000032EE8ABBEF31BCA9688.png" manifest:media-type="image/png"/>
  <manifest:file-entry manifest:full-path="Pictures/10000201000002F70000042F012D68CE685F95C6.png" manifest:media-type="image/png"/>
  <manifest:file-entry manifest:full-path="Pictures/10000201000002F70000042F5DA60DD56D25836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49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  <style:text-properties fo:font-size="96pt" style:font-size-asian="96pt" style:font-size-complex="9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88pt" style:font-size-asian="88pt" style:font-size-complex="88pt"/>
    </style:style>
    <style:style style:name="P6" style:family="paragraph">
      <style:paragraph-properties fo:line-height="100%" fo:text-align="center"/>
      <style:text-properties fo:font-size="96pt"/>
    </style:style>
    <style:style style:name="P7" style:family="paragraph">
      <loext:graphic-properties draw:fill="none" draw:fill-color="#ffffff"/>
      <style:text-properties fo:font-size="66pt" style:font-size-asian="66pt" style:font-size-complex="66pt"/>
    </style:style>
    <style:style style:name="P8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00A68B75533AA45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404cm" svg:height="25.939cm" svg:x="3.088cm" svg:y="1.004cm">
          <draw:image xlink:href="Pictures/10000201000002F7000004FEC737E894116C513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88C8AAB520D37D8A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9.589cm" svg:height="22.13cm" svg:x="1cm" svg:y="2.905cm">
          <draw:image xlink:href="Pictures/10000201000003B40000042F84DBAB1C835EFA10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00A68B75533AA451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9.589cm" svg:height="23.52cm" svg:x="0.995cm" svg:y="2.214cm">
          <draw:image xlink:href="Pictures/100002010000037C0000042FA40182348987AB9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CEDDCF689B9D70E4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5DA60DD56D258366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35ECB07AD63C6ED2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9.589cm" svg:height="25.399cm" svg:x="0.995cm" svg:y="1.274cm">
          <draw:image xlink:href="Pictures/100002010000033A0000042F64CC8BB85448D743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9.589cm" svg:height="23.055cm" svg:x="0.995cm" svg:y="2.446cm">
          <draw:image xlink:href="Pictures/100002010000038E0000042F0C4D7130347EC926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B1CED9057EC93073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9.012cm" svg:height="25.939cm" svg:x="1.284cm" svg:y="1.004cm">
          <draw:image xlink:href="Pictures/10000201000003110000042F64905F0A1A9D8768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18.365cm" svg:height="25.939cm" svg:x="1.607cm" svg:y="1.004cm">
          <draw:image xlink:href="Pictures/10000201000002F700000430328F8EA1C52EA178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A12D04A04F999514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AB67FE58FD0DD704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990FED5FBE7596C5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18.454cm" svg:height="25.939cm" svg:x="1.563cm" svg:y="1.004cm">
          <draw:image xlink:href="Pictures/10000201000002FA0000042F1892CD03FC2AE906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9FC9EFF9F1203B94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632517AED7EE8D2D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" draw:text-style-name="P3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22" draw:style-name="dp1" draw:master-page-name="Default">
        <draw:frame draw:style-name="gr1" draw:text-style-name="P1" draw:layer="layout" svg:width="18.454cm" svg:height="25.939cm" svg:x="1.563cm" svg:y="1.004cm">
          <draw:image xlink:href="Pictures/10000201000002FA0000042F1892CD03FC2AE906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CB8680C8DA65141C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FC0D2D2FD8F0D37A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2" draw:text-style-name="P3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26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AB67FE58FD0DD704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18.194cm" svg:height="25.939cm" svg:x="1.693cm" svg:y="1.004cm">
          <draw:image xlink:href="Pictures/10000201000002FE00000444977C5BF76E728043.pn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3" draw:text-style-name="P4" draw:layer="layout" svg:width="18.869cm" svg:height="26.107cm" svg:x="1.508cm" svg:y="1cm">
          <draw:image xlink:href="Pictures/1000020100000248000003283E19DCCEC5F02AC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3" draw:text-style-name="P4" draw:layer="layout" svg:width="19.621cm" svg:height="26.839cm" svg:x="1cm" svg:y="-0.14cm">
          <draw:image xlink:href="Pictures/1000020100000230000002FE5102956036B5B7E2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4" draw:text-style-name="P5" draw:layer="layout" svg:width="7.055cm" svg:height="3.718cm" svg:x="6.715cm" svg:y="6.969cm">
          <draw:text-box>
            <text:p><text:span text:style-name="T2">END</text:span></text:p>
          </draw:text-box>
        </draw:frame>
      </draw:page>
      <draw:page draw:name="page31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CEDDCF689B9D70E4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012D68CE685F95C6.png" xlink:type="simple" xlink:show="embed" xlink:actuate="onLoad">
            <text:p/>
          </draw:image>
        </draw:frame>
      </draw:page>
      <draw:page draw:name="page33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12E1BDF6F0562B08.png" xlink:type="simple" xlink:show="embed" xlink:actuate="onLoad">
            <text:p/>
          </draw:image>
        </draw:frame>
      </draw:page>
      <draw:page draw:name="page34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ABB841E2F7C9A16B.png" xlink:type="simple" xlink:show="embed" xlink:actuate="onLoad">
            <text:p/>
          </draw:image>
        </draw:frame>
      </draw:page>
      <draw:page draw:name="page35" draw:style-name="dp1" draw:master-page-name="Default">
        <draw:frame draw:style-name="gr1" draw:text-style-name="P1" draw:layer="layout" svg:width="18.479cm" svg:height="25.939cm" svg:x="1.55cm" svg:y="1.004cm">
          <draw:image xlink:href="Pictures/10000201000002FB0000042F97D14C31C2F1F8AE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3522114A3448CCEC.png" xlink:type="simple" xlink:show="embed" xlink:actuate="onLoad">
            <text:p/>
          </draw:image>
        </draw:frame>
      </draw:page>
      <draw:page draw:name="page37" draw:style-name="dp1" draw:master-page-name="Default">
        <draw:frame draw:style-name="gr2" draw:text-style-name="P3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38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7E18F403514300E3.png" xlink:type="simple" xlink:show="embed" xlink:actuate="onLoad">
            <text:p/>
          </draw:image>
        </draw:frame>
      </draw:page>
      <draw:page draw:name="page39" draw:style-name="dp1" draw:master-page-name="Default">
        <draw:frame draw:style-name="gr1" draw:text-style-name="P1" draw:layer="layout" svg:width="17.87cm" svg:height="25.939cm" svg:x="1.855cm" svg:y="1.004cm">
          <draw:image xlink:href="Pictures/10000201000002FA000004524B8002D32E581D70.png" xlink:type="simple" xlink:show="embed" xlink:actuate="onLoad">
            <text:p/>
          </draw:image>
        </draw:frame>
      </draw:page>
      <draw:page draw:name="page40" draw:style-name="dp1" draw:master-page-name="Default">
        <draw:frame draw:style-name="gr1" draw:text-style-name="P1" draw:layer="layout" svg:width="17.87cm" svg:height="25.939cm" svg:x="1.855cm" svg:y="1.004cm">
          <draw:image xlink:href="Pictures/10000201000002FA000004525DD4309207CF4EC4.png" xlink:type="simple" xlink:show="embed" xlink:actuate="onLoad">
            <text:p/>
          </draw:image>
        </draw:frame>
      </draw:page>
      <draw:page draw:name="page41" draw:style-name="dp1" draw:master-page-name="Default">
        <draw:frame draw:style-name="gr1" draw:text-style-name="P1" draw:layer="layout" svg:width="17.87cm" svg:height="25.939cm" svg:x="1.855cm" svg:y="1.004cm">
          <draw:image xlink:href="Pictures/10000201000002FA000004521C9A4F686C7156CB.png" xlink:type="simple" xlink:show="embed" xlink:actuate="onLoad">
            <text:p/>
          </draw:image>
        </draw:frame>
      </draw:page>
      <draw:page draw:name="page42" draw:style-name="dp1" draw:master-page-name="Default">
        <draw:frame draw:style-name="gr2" draw:text-style-name="P3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43" draw:style-name="dp1" draw:master-page-name="Default">
        <draw:frame draw:style-name="gr1" draw:text-style-name="P1" draw:layer="layout" svg:width="16.378cm" svg:height="25.939cm" svg:x="2.601cm" svg:y="1.004cm">
          <draw:image xlink:href="Pictures/10000201000002F7000004B204BC218D7CF4F64F.png" xlink:type="simple" xlink:show="embed" xlink:actuate="onLoad">
            <text:p/>
          </draw:image>
        </draw:frame>
      </draw:page>
      <draw:page draw:name="page44" draw:style-name="dp1" draw:master-page-name="Default">
        <draw:frame draw:style-name="gr3" draw:text-style-name="P4" draw:layer="layout" svg:width="17.99cm" svg:height="25.758cm" svg:x="1.762cm" svg:y="1cm">
          <draw:image xlink:href="Pictures/10000201000000B0000000FC7A9FCE99F377F7F6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3" draw:text-style-name="P4" draw:layer="layout" svg:width="14.146cm" svg:height="25.288cm" svg:x="2.983cm" svg:y="1.112cm">
          <draw:image xlink:href="Pictures/10000201000000AE000001376C6B1549987139F7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1" draw:text-style-name="P1" draw:layer="layout" svg:width="17.87cm" svg:height="25.939cm" svg:x="1.855cm" svg:y="1.004cm">
          <draw:image xlink:href="Pictures/10000201000002FA0000045261536E1A1FEAC034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1" draw:text-style-name="P1" draw:layer="layout" svg:width="17.87cm" svg:height="25.939cm" svg:x="1.855cm" svg:y="1.004cm">
          <draw:image xlink:href="Pictures/10000201000002FA000004528BB29720B67FE7E8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2" draw:text-style-name="P3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49" draw:style-name="dp1" draw:master-page-name="Default">
        <draw:frame draw:style-name="gr1" draw:text-style-name="P1" draw:layer="layout" svg:width="15.155cm" svg:height="25.939cm" svg:x="3.212cm" svg:y="1.004cm">
          <draw:image xlink:href="Pictures/10000201000002F700000513E7AC7AAD949D1C62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3" draw:text-style-name="P4" draw:layer="layout" svg:width="18.44cm" svg:height="25.488cm" svg:x="1.102cm" svg:y="1.381cm">
          <draw:image xlink:href="Pictures/10000201000002300000030686E0C09CA1B6AFC2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3" draw:text-style-name="P4" draw:layer="layout" svg:width="18.746cm" svg:height="25.44cm" svg:x="0.923cm" svg:y="1.381cm">
          <draw:image xlink:href="Pictures/100002010000024C0000031E7E7A3CDFDEE8D858.png" xlink:type="simple" xlink:show="embed" xlink:actuate="onLoad">
            <text:p/>
          </draw:image>
        </draw:frame>
      </draw:page>
      <draw:page draw:name="page52" draw:style-name="dp1" draw:master-page-name="Default">
        <draw:frame draw:style-name="gr3" draw:text-style-name="P4" draw:layer="layout" svg:width="18.333cm" svg:height="26.007cm" svg:x="1.082cm" svg:y="1cm">
          <draw:image xlink:href="Pictures/100002010000025A000003560B5C637EC62C61A7.png" xlink:type="simple" xlink:show="embed" xlink:actuate="onLoad">
            <text:p/>
          </draw:image>
        </draw:frame>
      </draw:page>
      <draw:page draw:name="page53" draw:style-name="dp1" draw:master-page-name="Default">
        <draw:frame draw:style-name="gr3" draw:text-style-name="P4" draw:layer="layout" svg:width="17.138cm" svg:height="25.146cm" svg:x="1.692cm" svg:y="1.381cm">
          <draw:image xlink:href="Pictures/1000020100000242000003507624984A2F6BACDB.png" xlink:type="simple" xlink:show="embed" xlink:actuate="onLoad">
            <text:p/>
          </draw:image>
        </draw:frame>
      </draw:page>
      <draw:page draw:name="page54" draw:style-name="dp1" draw:master-page-name="Default">
        <draw:frame draw:style-name="gr3" draw:text-style-name="P4" draw:layer="layout" svg:width="18.333cm" svg:height="26.007cm" svg:x="1.082cm" svg:y="1cm">
          <draw:image xlink:href="Pictures/100002010000025A000003560B5C637EC62C61A7.png" xlink:type="simple" xlink:show="embed" xlink:actuate="onLoad">
            <text:p/>
          </draw:image>
        </draw:frame>
      </draw:page>
      <draw:page draw:name="page55" draw:style-name="dp1" draw:master-page-name="Default">
        <draw:frame draw:style-name="gr2" draw:text-style-name="P3" draw:layer="layout" svg:width="15.24cm" svg:height="7.743cm" svg:x="3.54cm" svg:y="4.683cm">
          <draw:text-box>
            <text:p text:style-name="P6"><text:span text:style-name="T1">End</text:span></text:p>
          </draw:text-box>
        </draw:frame>
      </draw:page>
      <draw:page draw:name="page56" draw:style-name="dp1" draw:master-page-name="Default">
        <draw:frame draw:style-name="gr3" draw:text-style-name="P4" draw:layer="layout" svg:width="18.415cm" svg:height="25.768cm" svg:x="1cm" svg:y="1.226cm">
          <draw:image xlink:href="Pictures/100002010000025400000342DB0BB3A8E20BE886.png" xlink:type="simple" xlink:show="embed" xlink:actuate="onLoad">
            <text:p/>
          </draw:image>
        </draw:frame>
      </draw:page>
      <draw:page draw:name="page57" draw:style-name="dp1" draw:master-page-name="Default">
        <draw:frame draw:style-name="gr3" draw:text-style-name="P4" draw:layer="layout" svg:width="17.526cm" svg:height="25.521cm" svg:x="1.508cm" svg:y="1.257cm">
          <draw:image xlink:href="Pictures/10000201000002500000035E1FE64BB016E771DE.png" xlink:type="simple" xlink:show="embed" xlink:actuate="onLoad">
            <text:p/>
          </draw:image>
        </draw:frame>
      </draw:page>
      <draw:page draw:name="page58" draw:style-name="dp1" draw:master-page-name="Default">
        <draw:frame draw:style-name="gr3" draw:text-style-name="P4" draw:layer="layout" svg:width="19.463cm" svg:height="25.438cm" svg:x="1cm" svg:y="1.089cm">
          <draw:image xlink:href="Pictures/100002010000025E00000318533F44CB53F8FF9F.png" xlink:type="simple" xlink:show="embed" xlink:actuate="onLoad">
            <text:p/>
          </draw:image>
        </draw:frame>
      </draw:page>
      <draw:page draw:name="page59" draw:style-name="dp1" draw:master-page-name="Default">
        <draw:frame draw:style-name="gr3" draw:text-style-name="P4" draw:layer="layout" svg:width="19.201cm" svg:height="25.17cm" svg:x="1.162cm" svg:y="1.23cm">
          <draw:image xlink:href="Pictures/1000020100000250000003082C14DF2D0C12E9B0.png" xlink:type="simple" xlink:show="embed" xlink:actuate="onLoad">
            <text:p/>
          </draw:image>
        </draw:frame>
      </draw:page>
      <draw:page draw:name="page60" draw:style-name="dp1" draw:master-page-name="Default">
        <draw:frame draw:style-name="gr3" draw:text-style-name="P4" draw:layer="layout" svg:width="19.01cm" svg:height="25.283cm" svg:x="0.913cm" svg:y="1.635cm">
          <draw:image xlink:href="Pictures/100002010000024C0000030E6AFDD7B6E928BE3F.png" xlink:type="simple" xlink:show="embed" xlink:actuate="onLoad">
            <text:p/>
          </draw:image>
        </draw:frame>
      </draw:page>
      <draw:page draw:name="page61" draw:style-name="dp1" draw:master-page-name="Default">
        <draw:frame draw:style-name="gr3" draw:text-style-name="P4" draw:layer="layout" svg:width="19.611cm" svg:height="24.939cm" svg:x="0.997cm" svg:y="1.08cm">
          <draw:image xlink:href="Pictures/10000201000002720000031C98964F3E8B6BE9F2.png" xlink:type="simple" xlink:show="embed" xlink:actuate="onLoad">
            <text:p/>
          </draw:image>
        </draw:frame>
      </draw:page>
      <draw:page draw:name="page62" draw:style-name="dp1" draw:master-page-name="Default">
        <draw:frame draw:style-name="gr3" draw:text-style-name="P4" draw:layer="layout" svg:width="18.43cm" svg:height="25.865cm" svg:x="2.016cm" svg:y="1.075cm">
          <draw:image xlink:href="Pictures/10000201000002440000032EE8ABBEF31BCA9688.png" xlink:type="simple" xlink:show="embed" xlink:actuate="onLoad">
            <text:p/>
          </draw:image>
        </draw:frame>
      </draw:page>
      <draw:page draw:name="page63" draw:style-name="dp1" draw:master-page-name="Default">
        <draw:frame draw:style-name="gr3" draw:text-style-name="P4" draw:layer="layout" svg:width="18.794cm" svg:height="26.079cm" svg:x="1.129cm" svg:y="1cm">
          <draw:image xlink:href="Pictures/100002010000024200000322FE688D4591C2B6CB.png" xlink:type="simple" xlink:show="embed" xlink:actuate="onLoad">
            <text:p/>
          </draw:image>
        </draw:frame>
      </draw:page>
      <draw:page draw:name="page64" draw:style-name="dp1" draw:master-page-name="Default">
        <draw:frame draw:style-name="gr3" draw:text-style-name="P4" draw:layer="layout" svg:width="18.539cm" svg:height="25.727cm" svg:x="2.016cm" svg:y="1.213cm">
          <draw:image xlink:href="Pictures/100002010000024200000322B5B78791105B9127.png" xlink:type="simple" xlink:show="embed" xlink:actuate="onLoad">
            <text:p/>
          </draw:image>
        </draw:frame>
      </draw:page>
      <draw:page draw:name="page65" draw:style-name="dp1" draw:master-page-name="Default">
        <draw:frame draw:style-name="gr3" draw:text-style-name="P4" draw:layer="layout" svg:width="19.165cm" svg:height="25.94cm" svg:x="1.637cm" svg:y="1cm">
          <draw:image xlink:href="Pictures/100002010000025200000324AE24308ED292049B.png" xlink:type="simple" xlink:show="embed" xlink:actuate="onLoad">
            <text:p/>
          </draw:image>
        </draw:frame>
      </draw:page>
      <draw:page draw:name="page66" draw:style-name="dp1" draw:master-page-name="Default">
        <draw:frame draw:style-name="gr3" draw:text-style-name="P4" draw:layer="layout" svg:width="18.578cm" svg:height="25.146cm" svg:x="1.919cm" svg:y="1.381cm">
          <draw:image xlink:href="Pictures/100002010000025200000324D131CD628C97A926.png" xlink:type="simple" xlink:show="embed" xlink:actuate="onLoad">
            <text:p/>
          </draw:image>
        </draw:frame>
      </draw:page>
      <draw:page draw:name="page67" draw:style-name="dp1" draw:master-page-name="Default">
        <draw:frame draw:style-name="gr3" draw:text-style-name="P4" draw:layer="layout" svg:width="18.083cm" svg:height="24.971cm" svg:x="2.302cm" svg:y="1.969cm">
          <draw:image xlink:href="Pictures/100002010000024C0000032C21B4823E930F24E6.png" xlink:type="simple" xlink:show="embed" xlink:actuate="onLoad">
            <text:p/>
          </draw:image>
        </draw:frame>
      </draw:page>
      <draw:page draw:name="page68" draw:style-name="dp1" draw:master-page-name="Default">
        <draw:frame draw:style-name="gr3" draw:text-style-name="P4" draw:layer="layout" svg:width="16.506cm" svg:height="23.341cm" svg:x="2.401cm" svg:y="1.889cm">
          <draw:image xlink:href="Pictures/100002010000023A000003264BE7371C474AFD79.png" xlink:type="simple" xlink:show="embed" xlink:actuate="onLoad">
            <text:p/>
          </draw:image>
        </draw:frame>
      </draw:page>
      <draw:page draw:name="page69" draw:style-name="dp1" draw:master-page-name="Default">
        <draw:frame draw:style-name="gr3" draw:text-style-name="P4" draw:layer="layout" svg:width="18.901cm" svg:height="25.479cm" svg:x="1.635cm" svg:y="1.048cm">
          <draw:image xlink:href="Pictures/10000201000002500000031EBDBFB2C45963D065.png" xlink:type="simple" xlink:show="embed" xlink:actuate="onLoad">
            <text:p/>
          </draw:image>
        </draw:frame>
      </draw:page>
      <draw:page draw:name="page70" draw:style-name="dp1" draw:master-page-name="Default">
        <draw:frame draw:style-name="gr3" draw:text-style-name="P4" draw:layer="layout" svg:width="19.844cm" svg:height="25.94cm" svg:x="1.129cm" svg:y="1cm">
          <draw:image xlink:href="Pictures/100002010000026400000320E4158B5A9C365B52.png" xlink:type="simple" xlink:show="embed" xlink:actuate="onLoad">
            <text:p/>
          </draw:image>
        </draw:frame>
      </draw:page>
      <draw:page draw:name="page71" draw:style-name="dp1" draw:master-page-name="Default">
        <draw:frame draw:style-name="gr3" draw:text-style-name="P4" draw:layer="layout" svg:width="18.953cm" svg:height="25.857cm" svg:x="2.143cm" svg:y="1.083cm">
          <draw:image xlink:href="Pictures/10000201000002460000031ACCB8C9903E07F5ED.png" xlink:type="simple" xlink:show="embed" xlink:actuate="onLoad">
            <text:p/>
          </draw:image>
        </draw:frame>
      </draw:page>
      <draw:page draw:name="page72" draw:style-name="dp1" draw:master-page-name="Default">
        <draw:frame draw:style-name="gr3" draw:text-style-name="P4" draw:layer="layout" svg:width="18.421cm" svg:height="25.339cm" svg:x="1.131cm" svg:y="1.188cm">
          <draw:image xlink:href="Pictures/100002010000024A00000326A6F75E409A6851E2.png" xlink:type="simple" xlink:show="embed" xlink:actuate="onLoad">
            <text:p/>
          </draw:image>
        </draw:frame>
      </draw:page>
      <draw:page draw:name="page73" draw:style-name="dp1" draw:master-page-name="Default">
        <draw:frame draw:style-name="gr3" draw:text-style-name="P4" draw:layer="layout" svg:width="18.107cm" svg:height="25.559cm" svg:x="0.975cm" svg:y="1.381cm">
          <draw:image xlink:href="Pictures/100002010000024C0000033E8FA81260564F6EAE.png" xlink:type="simple" xlink:show="embed" xlink:actuate="onLoad">
            <text:p/>
          </draw:image>
        </draw:frame>
      </draw:page>
      <draw:page draw:name="page74" draw:style-name="dp1" draw:master-page-name="Default">
        <draw:frame draw:style-name="gr3" draw:text-style-name="P4" draw:layer="layout" svg:width="18.377cm" svg:height="25.94cm" svg:x="1.165cm" svg:y="1cm">
          <draw:image xlink:href="Pictures/10000201000002340000031C4D969F3BADDE135B.png" xlink:type="simple" xlink:show="embed" xlink:actuate="onLoad">
            <text:p/>
          </draw:image>
        </draw:frame>
      </draw:page>
      <draw:page draw:name="page75" draw:style-name="dp1" draw:master-page-name="Default">
        <draw:frame draw:style-name="gr3" draw:text-style-name="P4" draw:layer="layout" svg:width="17.871cm" svg:height="25.019cm" svg:x="1.417cm" svg:y="1.508cm">
          <draw:image xlink:href="Pictures/10000201000002440000032C63440E5D64B4FE63.png" xlink:type="simple" xlink:show="embed" xlink:actuate="onLoad">
            <text:p/>
          </draw:image>
        </draw:frame>
      </draw:page>
      <draw:page draw:name="page76" draw:style-name="dp1" draw:master-page-name="Default">
        <draw:frame draw:style-name="gr3" draw:text-style-name="P4" draw:layer="layout" svg:width="18.89cm" svg:height="25.94cm" svg:x="1.16cm" svg:y="1.349cm">
          <draw:image xlink:href="Pictures/1000020100000324000004501B6A79501FCAFD69.png" xlink:type="simple" xlink:show="embed" xlink:actuate="onLoad">
            <text:p/>
          </draw:image>
        </draw:frame>
      </draw:page>
      <draw:page draw:name="page77" draw:style-name="dp1" draw:master-page-name="Default">
        <draw:frame draw:style-name="gr3" draw:text-style-name="P4" draw:layer="layout" svg:width="19.137cm" svg:height="25.824cm" svg:x="1.347cm" svg:y="1.116cm">
          <draw:image xlink:href="Pictures/100002010000033E0000046077ADB09F1DAD7D43.png" xlink:type="simple" xlink:show="embed" xlink:actuate="onLoad">
            <text:p/>
          </draw:image>
        </draw:frame>
      </draw:page>
      <draw:page draw:name="page78" draw:style-name="dp1" draw:master-page-name="Default">
        <draw:frame draw:style-name="gr3" draw:text-style-name="P4" draw:layer="layout" svg:width="18.454cm" svg:height="25.082cm" svg:x="1.088cm" svg:y="1.191cm">
          <draw:image xlink:href="Pictures/10000201000002540000032A0BC328E86BEA7ADC.png" xlink:type="simple" xlink:show="embed" xlink:actuate="onLoad">
            <text:p/>
          </draw:image>
        </draw:frame>
      </draw:page>
      <draw:page draw:name="page79" draw:style-name="dp1" draw:master-page-name="Default">
        <draw:frame draw:style-name="gr3" draw:text-style-name="P4" draw:layer="layout" svg:width="18.034cm" svg:height="24.178cm" svg:x="1.635cm" svg:y="1.714cm">
          <draw:image xlink:href="Pictures/10000201000003300000044685CF88D0AE87FF5B.png" xlink:type="simple" xlink:show="embed" xlink:actuate="onLoad">
            <text:p/>
          </draw:image>
        </draw:frame>
      </draw:page>
      <draw:page draw:name="page80" draw:style-name="dp1" draw:master-page-name="Default">
        <draw:frame draw:style-name="gr3" draw:text-style-name="P4" draw:layer="layout" svg:width="18.316cm" svg:height="25.019cm" svg:x="1.776cm" svg:y="1.762cm">
          <draw:image xlink:href="Pictures/10000201000001B00000024E20B93D19292040BA.png" xlink:type="simple" xlink:show="embed" xlink:actuate="onLoad">
            <text:p/>
          </draw:image>
        </draw:frame>
      </draw:page>
      <draw:page draw:name="page81" draw:style-name="dp1" draw:master-page-name="Default">
        <draw:frame draw:style-name="gr3" draw:text-style-name="P4" draw:layer="layout" svg:width="16.524cm" svg:height="22.225cm" svg:x="1.762cm" svg:y="1.381cm">
          <draw:image xlink:href="Pictures/10000201000001CA00000268E764B5D2B02E2BB3.png" xlink:type="simple" xlink:show="embed" xlink:actuate="onLoad">
            <text:p/>
          </draw:image>
        </draw:frame>
      </draw:page>
      <draw:page draw:name="page82" draw:style-name="dp1" draw:master-page-name="Default">
        <draw:frame draw:style-name="gr3" draw:text-style-name="P4" draw:layer="layout" svg:width="17.694cm" svg:height="21.092cm" svg:x="1.975cm" svg:y="3.281cm">
          <draw:image xlink:href="Pictures/100002010000029A0000031AFB08137AD00587E5.png" xlink:type="simple" xlink:show="embed" xlink:actuate="onLoad">
            <text:p/>
          </draw:image>
        </draw:frame>
      </draw:page>
      <draw:page draw:name="page83" draw:style-name="dp1" draw:master-page-name="Default">
        <draw:frame draw:style-name="gr3" draw:text-style-name="P4" draw:layer="layout" svg:width="17.697cm" svg:height="24.257cm" svg:x="2.016cm" svg:y="1.381cm">
          <draw:image xlink:href="Pictures/100002010000019A0000023270C4A2591CDD34FC.png" xlink:type="simple" xlink:show="embed" xlink:actuate="onLoad">
            <text:p/>
          </draw:image>
        </draw:frame>
      </draw:page>
      <draw:page draw:name="page84" draw:style-name="dp1" draw:master-page-name="Default">
        <draw:frame draw:style-name="gr3" draw:text-style-name="P4" draw:layer="layout" svg:width="17.907cm" svg:height="23.957cm" svg:x="1.889cm" svg:y="1.808cm">
          <draw:image xlink:href="Pictures/1000020100000250000003182B90F8774C8EFF40.png" xlink:type="simple" xlink:show="embed" xlink:actuate="onLoad">
            <text:p/>
          </draw:image>
        </draw:frame>
      </draw:page>
      <draw:page draw:name="page85" draw:style-name="dp1" draw:master-page-name="Default">
        <draw:frame draw:style-name="gr3" draw:text-style-name="P4" draw:layer="layout" svg:width="17.074cm" svg:height="23.876cm" svg:x="2.065cm" svg:y="1.381cm">
          <draw:image xlink:href="Pictures/10000201000002C4000003DE8C1544EB1D6EA143.png" xlink:type="simple" xlink:show="embed" xlink:actuate="onLoad">
            <text:p/>
          </draw:image>
        </draw:frame>
      </draw:page>
      <draw:page draw:name="page86" draw:style-name="dp1" draw:master-page-name="Default">
        <draw:frame draw:style-name="gr4" draw:text-style-name="P7" draw:layer="layout" svg:width="5.417cm" svg:height="2.855cm" svg:x="7.985cm" svg:y="6.654cm">
          <draw:text-box>
            <text:p><text:span text:style-name="T3">END</text:span></text:p>
          </draw:text-box>
        </draw:frame>
      </draw:page>
      <draw:page draw:name="page87" draw:style-name="dp1" draw:master-page-name="Default">
        <draw:frame draw:style-name="gr3" draw:text-style-name="P4" draw:layer="layout" svg:width="18.557cm" svg:height="19.328cm" svg:x="1.366cm" svg:y="3.413cm">
          <draw:image xlink:href="Pictures/1000020100000302000003224AA0CB562DB39426.png" xlink:type="simple" xlink:show="embed" xlink:actuate="onLoad">
            <text:p/>
          </draw:image>
        </draw:frame>
      </draw:page>
      <draw:page draw:name="page88" draw:style-name="dp1" draw:master-page-name="Default">
        <draw:frame draw:style-name="gr3" draw:text-style-name="P4" draw:layer="layout" svg:width="17.694cm" svg:height="21.092cm" svg:x="1.975cm" svg:y="3.281cm">
          <draw:image xlink:href="Pictures/100002010000029A0000031AFB08137AD00587E5.png" xlink:type="simple" xlink:show="embed" xlink:actuate="onLoad">
            <text:p/>
          </draw:image>
        </draw:frame>
      </draw:page>
      <draw:page draw:name="page89" draw:style-name="dp1" draw:master-page-name="Default">
        <draw:frame draw:style-name="gr3" draw:text-style-name="P4" draw:layer="layout" svg:width="18.154cm" svg:height="25.019cm" svg:x="0.952cm" svg:y="1cm">
          <draw:image xlink:href="Pictures/10000201000002360000030CCD39465D0C52A26D.png" xlink:type="simple" xlink:show="embed" xlink:actuate="onLoad">
            <text:p/>
          </draw:image>
        </draw:frame>
      </draw:page>
      <draw:page draw:name="page90" draw:style-name="dp1" draw:master-page-name="Default">
        <draw:frame draw:style-name="gr4" draw:text-style-name="P8" draw:layer="layout" svg:width="4.968cm" svg:height="2.618cm" svg:x="8.493cm" svg:y="6.334cm">
          <draw:text-box>
            <text:p><text:span text:style-name="T4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 Wong</meta:initial-creator>
    <meta:creation-date>2015-10-07T15:05:22.071064400</meta:creation-date>
    <dc:date>2015-10-08T17:18:49.160470000</dc:date>
    <meta:editing-duration>PT7M19S</meta:editing-duration>
    <meta:editing-cycles>3</meta:editing-cycles>
    <meta:generator>LibreOffice/5.0.2.2$MacOSX_X86_64 LibreOffice_project/37b43f919e4de5eeaca9b9755ed688758a8251fe</meta:generator>
    <meta:document-statistic meta:object-count="90"/>
  </office:meta>
</office:document-meta>
</file>